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" svg:font-family="Arial, 'Helvetica Neue', Helvetica, sans-serif"/>
    <style:font-face style:name="Mangal1" svg:font-family="Mangal"/>
    <style:font-face style:name="Open Sans" svg:font-family="'Open Sans', Helvetica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da97" officeooo:paragraph-rsid="0010da97"/>
    </style:style>
    <style:style style:name="P2" style:family="paragraph" style:parent-style-name="Standard">
      <style:text-properties officeooo:rsid="0010da97" officeooo:paragraph-rsid="0011c144"/>
    </style:style>
    <style:style style:name="P3" style:family="paragraph" style:parent-style-name="Standard">
      <style:text-properties officeooo:rsid="0010da97" officeooo:paragraph-rsid="002daf03"/>
    </style:style>
    <style:style style:name="P4" style:family="paragraph" style:parent-style-name="Standard">
      <style:text-properties officeooo:rsid="0011c144" officeooo:paragraph-rsid="0011c144"/>
    </style:style>
    <style:style style:name="P5" style:family="paragraph" style:parent-style-name="Standard">
      <style:text-properties officeooo:rsid="0011c144" officeooo:paragraph-rsid="0027dee2"/>
    </style:style>
    <style:style style:name="P6" style:family="paragraph" style:parent-style-name="Standard">
      <style:text-properties officeooo:rsid="00140a73" officeooo:paragraph-rsid="00140a73"/>
    </style:style>
    <style:style style:name="P7" style:family="paragraph" style:parent-style-name="Standard">
      <style:text-properties officeooo:rsid="00140a73" officeooo:paragraph-rsid="0011c144"/>
    </style:style>
    <style:style style:name="P8" style:family="paragraph" style:parent-style-name="Standard">
      <style:text-properties officeooo:rsid="0015794d" officeooo:paragraph-rsid="0015794d"/>
    </style:style>
    <style:style style:name="P9" style:family="paragraph" style:parent-style-name="Standard">
      <style:text-properties officeooo:rsid="00162eea" officeooo:paragraph-rsid="00162eea"/>
    </style:style>
    <style:style style:name="P10" style:family="paragraph" style:parent-style-name="Standard">
      <style:text-properties officeooo:rsid="001786fc" officeooo:paragraph-rsid="001786fc"/>
    </style:style>
    <style:style style:name="P11" style:family="paragraph" style:parent-style-name="Standard">
      <style:text-properties officeooo:rsid="001b1968" officeooo:paragraph-rsid="001b1968"/>
    </style:style>
    <style:style style:name="P12" style:family="paragraph" style:parent-style-name="Standard">
      <style:text-properties officeooo:rsid="001db38c" officeooo:paragraph-rsid="001db38c"/>
    </style:style>
    <style:style style:name="P13" style:family="paragraph" style:parent-style-name="Standard">
      <style:text-properties officeooo:rsid="001f926f" officeooo:paragraph-rsid="001f926f"/>
    </style:style>
    <style:style style:name="P14" style:family="paragraph" style:parent-style-name="Standard">
      <style:text-properties officeooo:rsid="001f926f" officeooo:paragraph-rsid="0020f307"/>
    </style:style>
    <style:style style:name="P15" style:family="paragraph" style:parent-style-name="Standard">
      <style:text-properties officeooo:rsid="0020f307" officeooo:paragraph-rsid="0020f307"/>
    </style:style>
    <style:style style:name="P16" style:family="paragraph" style:parent-style-name="Standard">
      <style:text-properties officeooo:rsid="002daf03" officeooo:paragraph-rsid="002daf03"/>
    </style:style>
    <style:style style:name="P17" style:family="paragraph" style:parent-style-name="Standard">
      <style:text-properties officeooo:rsid="003042da" officeooo:paragraph-rsid="0011c144"/>
    </style:style>
    <style:style style:name="P18" style:family="paragraph" style:parent-style-name="Standard">
      <style:text-properties officeooo:rsid="003042da" officeooo:paragraph-rsid="003042da"/>
    </style:style>
    <style:style style:name="P19" style:family="paragraph" style:parent-style-name="Standard">
      <style:text-properties officeooo:rsid="0012168e" officeooo:paragraph-rsid="0011c144"/>
    </style:style>
    <style:style style:name="P20" style:family="paragraph" style:parent-style-name="Standard">
      <style:text-properties officeooo:rsid="0031660d" officeooo:paragraph-rsid="0031660d"/>
    </style:style>
    <style:style style:name="P21" style:family="paragraph" style:parent-style-name="Standard">
      <style:text-properties officeooo:rsid="00140a73" officeooo:paragraph-rsid="00140a73"/>
    </style:style>
    <style:style style:name="P22" style:family="paragraph" style:parent-style-name="Standard">
      <style:text-properties officeooo:rsid="00140a73" officeooo:paragraph-rsid="0031e2d2"/>
    </style:style>
    <style:style style:name="P23" style:family="paragraph" style:parent-style-name="Standard">
      <style:text-properties officeooo:rsid="00140a73" officeooo:paragraph-rsid="0032b42c"/>
    </style:style>
    <style:style style:name="P24" style:family="paragraph" style:parent-style-name="Standard">
      <style:text-properties officeooo:rsid="0015794d" officeooo:paragraph-rsid="0032b42c"/>
    </style:style>
    <style:style style:name="P25" style:family="paragraph" style:parent-style-name="Standard">
      <style:text-properties officeooo:rsid="00162eea" officeooo:paragraph-rsid="0032b42c"/>
    </style:style>
    <style:style style:name="P26" style:family="paragraph" style:parent-style-name="Standard">
      <style:text-properties officeooo:rsid="00162eea" officeooo:paragraph-rsid="00162eea"/>
    </style:style>
    <style:style style:name="P27" style:family="paragraph" style:parent-style-name="Standard">
      <style:text-properties officeooo:rsid="00162eea" officeooo:paragraph-rsid="00348f2b"/>
    </style:style>
    <style:style style:name="P28" style:family="paragraph" style:parent-style-name="Standard">
      <style:text-properties officeooo:rsid="00162eea" officeooo:paragraph-rsid="0035a89e"/>
    </style:style>
    <style:style style:name="P29" style:family="paragraph" style:parent-style-name="Standard">
      <style:text-properties officeooo:rsid="00162eea" officeooo:paragraph-rsid="00393d05"/>
    </style:style>
    <style:style style:name="P30" style:family="paragraph" style:parent-style-name="Standard">
      <style:text-properties officeooo:rsid="001786fc" officeooo:paragraph-rsid="0035a89e"/>
    </style:style>
    <style:style style:name="P31" style:family="paragraph" style:parent-style-name="Standard">
      <style:text-properties officeooo:rsid="001786fc" officeooo:paragraph-rsid="00393d05"/>
    </style:style>
    <style:style style:name="P32" style:family="paragraph" style:parent-style-name="Standard">
      <style:text-properties officeooo:rsid="001786fc" officeooo:paragraph-rsid="003bde86"/>
    </style:style>
    <style:style style:name="P33" style:family="paragraph" style:parent-style-name="Standard">
      <style:text-properties officeooo:rsid="001db38c" officeooo:paragraph-rsid="001db38c"/>
    </style:style>
    <style:style style:name="P34" style:family="paragraph" style:parent-style-name="Standard">
      <style:text-properties officeooo:rsid="001db38c" officeooo:paragraph-rsid="0035a89e"/>
    </style:style>
    <style:style style:name="P35" style:family="paragraph" style:parent-style-name="Standard">
      <style:text-properties officeooo:rsid="001f926f" officeooo:paragraph-rsid="0035a89e"/>
    </style:style>
    <style:style style:name="P36" style:family="paragraph" style:parent-style-name="Standard">
      <style:text-properties officeooo:rsid="001f926f" officeooo:paragraph-rsid="001f926f"/>
    </style:style>
    <style:style style:name="P37" style:family="paragraph" style:parent-style-name="Standard">
      <style:text-properties officeooo:rsid="001f926f" officeooo:paragraph-rsid="00376aef"/>
    </style:style>
    <style:style style:name="P38" style:family="paragraph" style:parent-style-name="Standard">
      <style:text-properties officeooo:rsid="001f926f" officeooo:paragraph-rsid="0020f307"/>
    </style:style>
    <style:style style:name="P39" style:family="paragraph" style:parent-style-name="Standard">
      <style:text-properties officeooo:rsid="001f926f" officeooo:paragraph-rsid="00393d05"/>
    </style:style>
    <style:style style:name="P40" style:family="paragraph" style:parent-style-name="Standard">
      <style:text-properties officeooo:rsid="001f926f" officeooo:paragraph-rsid="003f8511"/>
    </style:style>
    <style:style style:name="P41" style:family="paragraph" style:parent-style-name="Standard">
      <style:text-properties officeooo:rsid="0020f307" officeooo:paragraph-rsid="00376aef"/>
    </style:style>
    <style:style style:name="P42" style:family="paragraph" style:parent-style-name="Standard">
      <style:text-properties officeooo:rsid="0020f307" officeooo:paragraph-rsid="00393d05"/>
    </style:style>
    <style:style style:name="P43" style:family="paragraph" style:parent-style-name="Standard">
      <style:text-properties officeooo:rsid="001b1968" officeooo:paragraph-rsid="00393d05"/>
    </style:style>
    <style:style style:name="P44" style:family="paragraph" style:parent-style-name="Standard">
      <style:text-properties officeooo:paragraph-rsid="0039a8b9"/>
    </style:style>
    <style:style style:name="T1" style:family="text">
      <style:text-properties style:text-position="super 58%"/>
    </style:style>
    <style:style style:name="T2" style:family="text">
      <style:text-properties officeooo:rsid="0011c144"/>
    </style:style>
    <style:style style:name="T3" style:family="text">
      <style:text-properties officeooo:rsid="0012168e"/>
    </style:style>
    <style:style style:name="T4" style:family="text">
      <style:text-properties officeooo:rsid="001db38c"/>
    </style:style>
    <style:style style:name="T5" style:family="text">
      <style:text-properties officeooo:rsid="001f926f"/>
    </style:style>
    <style:style style:name="T6" style:family="text">
      <style:text-properties officeooo:rsid="0020f307"/>
    </style:style>
    <style:style style:name="T7" style:family="text">
      <style:text-properties officeooo:rsid="0025166d"/>
    </style:style>
    <style:style style:name="T8" style:family="text">
      <style:text-properties officeooo:rsid="002a9165"/>
    </style:style>
    <style:style style:name="T9" style:family="text">
      <style:text-properties officeooo:rsid="002daf03"/>
    </style:style>
    <style:style style:name="T10" style:family="text">
      <style:text-properties officeooo:rsid="002ef348"/>
    </style:style>
    <style:style style:name="T11" style:family="text">
      <style:text-properties officeooo:rsid="003042da"/>
    </style:style>
    <style:style style:name="T12" style:family="text">
      <style:text-properties officeooo:rsid="0031e2d2"/>
    </style:style>
    <style:style style:name="T13" style:family="text">
      <style:text-properties officeooo:rsid="0032b42c"/>
    </style:style>
    <style:style style:name="T14" style:family="text">
      <style:text-properties officeooo:rsid="00348f2b"/>
    </style:style>
    <style:style style:name="T15" style:family="text">
      <style:text-properties officeooo:rsid="0035a89e"/>
    </style:style>
    <style:style style:name="T16" style:family="text">
      <style:text-properties officeooo:rsid="00376aef"/>
    </style:style>
    <style:style style:name="T17" style:family="text">
      <style:text-properties officeooo:rsid="00393d05"/>
    </style:style>
    <style:style style:name="T18" style:family="text">
      <style:text-properties officeooo:rsid="0039a8b9"/>
    </style:style>
    <style:style style:name="T19" style:family="text">
      <style:text-properties fo:font-variant="normal" fo:text-transform="none" fo:color="#242729" style:font-name="Arial" fo:font-size="11.25pt" fo:letter-spacing="normal" fo:font-style="normal" fo:font-weight="normal" officeooo:rsid="0039a8b9"/>
    </style:style>
    <style:style style:name="T20" style:family="text">
      <style:text-properties officeooo:rsid="003a5201"/>
    </style:style>
    <style:style style:name="T21" style:family="text">
      <style:text-properties officeooo:rsid="003bde86"/>
    </style:style>
    <style:style style:name="T22" style:family="text">
      <style:text-properties officeooo:rsid="003d6a46"/>
    </style:style>
    <style:style style:name="T23" style:family="text">
      <style:text-properties officeooo:rsid="003e8cb0"/>
    </style:style>
    <style:style style:name="T24" style:family="text">
      <style:text-properties officeooo:rsid="003f8511"/>
    </style:style>
    <style:style style:name="T25" style:family="text">
      <style:text-properties officeooo:rsid="00409f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=lambda x: 0 if x else 1</text:p>
      <text:p text:style-name="P1"><text:s text:c="3"/><text:span text:style-name="T7">print </text:span>f(10)</text:p>
      <text:p text:style-name="P16">A. 0</text:p>
      <text:p text:style-name="P16"/>
      <text:p text:style-name="P1">2. <text:span text:style-name="T7">print </text:span><text:s/>map(int,[‘a’,’b’],[12,13])</text:p>
      <text:p text:style-name="P16">A. [10,11]</text:p>
      <text:p text:style-name="P1"/>
      <text:p text:style-name="P1">3. x=0</text:p>
      <text:p text:style-name="P1"><text:s text:c="3"/>y= “positive” if x else “negative”</text:p>
      <text:p text:style-name="P1"><text:s text:c="3"/><text:span text:style-name="T7">print y</text:span></text:p>
      <text:p text:style-name="P16">A. negative</text:p>
      <text:p text:style-name="P1"/>
      <text:p text:style-name="P1">4. l=[1,2,3,4]</text:p>
      <text:p text:style-name="P3"><text:s text:c="4"/><text:span text:style-name="T7">print </text:span><text:s/>l*3</text:p>
      <text:p text:style-name="P3"><text:span text:style-name="T9">A. [1,2,3,4,1,2,3,4,1,2,3,4]</text:span><text:line-break/></text:p>
      <text:p text:style-name="P1">5. l=[[]]</text:p>
      <text:p text:style-name="P1"><text:s text:c="4"/><text:span text:style-name="T2">l1 = </text:span>l*3</text:p>
      <text:p text:style-name="P1"><text:s text:c="3"/><text:span text:style-name="T2">print l1</text:span></text:p>
      <text:p text:style-name="P16">A. [[],[],[]]</text:p>
      <text:p text:style-name="P1"/>
      <text:p text:style-name="P1">6. l<text:span text:style-name="T2">1</text:span>[0]=10 take l from 5<text:span text:style-name="T1">th</text:span> question</text:p>
      <text:p text:style-name="P1"><text:s text:c="4"/><text:span text:style-name="T2">print l1</text:span></text:p>
      <text:p text:style-name="P16">A. [10,[],[]]</text:p>
      <text:p text:style-name="P16"/>
      <text:p text:style-name="P2"><text:span text:style-name="T2">7</text:span>. l<text:span text:style-name="T2">1.insert(</text:span>0,<text:span text:style-name="T2">1</text:span>0<text:span text:style-name="T2">)</text:span> take l<text:span text:style-name="T8">1</text:span> from <text:span text:style-name="T2">6</text:span><text:span text:style-name="T1">th</text:span> question</text:p>
      <text:p text:style-name="P2"><text:s text:c="4"/><text:span text:style-name="T2">print l1</text:span></text:p>
      <text:p text:style-name="P16">A. [10,10,[],[]]</text:p>
      <text:p text:style-name="P16"/>
      <text:p text:style-name="P1"><text:span text:style-name="T2">8</text:span>. l1=[1,2,3,4]</text:p>
      <text:p text:style-name="P1"><text:s text:c="4"/>l2=l1</text:p>
      <text:p text:style-name="P1"><text:s text:c="4"/>l1.insert(20,30)</text:p>
      <text:p text:style-name="P1"><text:s text:c="4"/>print l2</text:p>
      <text:p text:style-name="P16">A. [1,2,3,4,30]</text:p>
      <text:p text:style-name="P1"/>
      <text:p text:style-name="P4">9. l3 = (1,2,3,4)</text:p>
      <text:p text:style-name="P4"><text:s text:c="4"/>l3[0]=10</text:p>
      <text:p text:style-name="P16">A. Error. Tuple object does not support assignment</text:p>
      <text:p text:style-name="P4"/>
      <text:p text:style-name="P4">10. s=”python”</text:p>
      <text:p text:style-name="P4"><text:s text:c="6"/>WAP to remove “o” from s <text:s/></text:p>
      <text:p text:style-name="P4">11. l=[1,2,[3,4,5,6],[[100,2003,400],500],600]</text:p>
      <text:p text:style-name="P4"><text:s text:c="3"/>a. <text:s text:c="4"/>print len(l)</text:p>
      <text:p text:style-name="P4"><text:s text:c="3"/><text:span text:style-name="T9">A. <text:s text:c="4"/>5</text:span></text:p>
      <text:p text:style-name="P4"><text:s text:c="3"/>b. <text:s text:c="3"/>Get 500 from the above list</text:p>
      <text:p text:style-name="P4"><text:s text:c="3"/><text:span text:style-name="T10">A. <text:s text:c="3"/></text:span><text:span text:style-name="T11">a = l[3][1]</text:span></text:p>
      <text:p text:style-name="P17"><text:s text:c="10"/>print a</text:p>
      <text:p text:style-name="P4">c. <text:s text:c="3"/><text:span text:style-name="T3">Does it executes l[0:2]=20</text:span></text:p>
      <text:p text:style-name="P18">A. Error.</text:p>
      <text:p text:style-name="P19"><text:soft-page-break/></text:p>
      <text:p text:style-name="P19"/>
      <text:p text:style-name="P7">d. remove more than one element from list</text:p>
      <text:p text:style-name="P20">A . del l[0:2]</text:p>
      <text:p text:style-name="P4"/>
      <text:p text:style-name="P6">12. L = [1,2,3,4]</text:p>
      <text:p text:style-name="P6"><text:s text:c="6"/>take a copy of list which is not mutually change.</text:p>
      <text:p text:style-name="P6"/>
      <text:p text:style-name="P6">13. print int(12.34) ?</text:p>
      <text:p text:style-name="P20">A . <text:span text:style-name="T12">12</text:span></text:p>
      <text:p text:style-name="P20"><text:span text:style-name="T12"/></text:p>
      <text:p text:style-name="P6">14. print int(“12.34”)?</text:p>
      <text:p text:style-name="P22"><text:span text:style-name="T12">A. Error</text:span></text:p>
      <text:p text:style-name="P6"/>
      <text:p text:style-name="P6">15. write a function to do (a+b)**3 using a formula</text:p>
      <text:p text:style-name="P22"><text:span text:style-name="T12">A. def formula(a,b)</text:span></text:p>
      <text:p text:style-name="P22"><text:span text:style-name="T12"><text:tab/>return (a+b)**3</text:span></text:p>
      <text:p text:style-name="P22"><text:span text:style-name="T12"><text:s text:c="5"/>formula(1,2)</text:span></text:p>
      <text:p text:style-name="P6"/>
      <text:p text:style-name="P6">16. a=1j</text:p>
      <text:p text:style-name="P6"><text:s text:c="6"/>print a, type(a)?</text:p>
      <text:p text:style-name="P22"><text:span text:style-name="T12">A. Complex</text:span></text:p>
      <text:p text:style-name="P22"><text:span text:style-name="T12"/></text:p>
      <text:p text:style-name="P6">17. a=[i+10 for I in rage(10,20,2)]</text:p>
      <text:p text:style-name="P22"><text:span text:style-name="T12">A. </text:span><text:span text:style-name="T13">[20,22,24,26,28]</text:span></text:p>
      <text:p text:style-name="P22"><text:span text:style-name="T13"/></text:p>
      <text:p text:style-name="P6">18. a=[i+20 for I in range(10,2,2)]</text:p>
      <text:p text:style-name="P23"><text:span text:style-name="T13">A. []</text:span></text:p>
      <text:p text:style-name="P23"><text:span text:style-name="T13"/></text:p>
      <text:p text:style-name="P6">19. what are the different ways to form a generator?</text:p>
      <text:p text:style-name="P6"/>
      <text:p text:style-name="P8">20. why dict.iteritems() are fast than dict.items()?</text:p>
      <text:p text:style-name="P44"><text:span text:style-name="T18">A. dict.items() : </text:span><text:span text:style-name="T19">Returns a copy of the dictionary’s list of (key, value) pairs</text:span><text:span text:style-name="T18"> </text:span></text:p>
      <text:p text:style-name="P44"><text:span text:style-name="T18"><text:s text:c="5"/>dict.iteritems(): <text:s/></text:span><text:span text:style-name="T19">Return an iterator over the dictionary’s (key, value) pairs</text:span><text:span text:style-name="T18"> </text:span></text:p>
      <text:p text:style-name="P44"><text:span text:style-name="T18"><text:s text:c="5"/></text:span></text:p>
      <text:p text:style-name="P8">21. print bool(“0”)</text:p>
      <text:p text:style-name="P24"><text:span text:style-name="T13">A. True</text:span></text:p>
      <text:p text:style-name="P24"><text:span text:style-name="T13"/></text:p>
      <text:p text:style-name="P8">22. b= 10 if -10 else 0</text:p>
      <text:p text:style-name="P8"><text:s text:c="6"/>print b</text:p>
      <text:p text:style-name="P24"><text:span text:style-name="T13">A . 10</text:span></text:p>
      <text:p text:style-name="P24"><text:span text:style-name="T13"/></text:p>
      <text:p text:style-name="P8">23. print bool(-10)</text:p>
      <text:p text:style-name="P24"><text:span text:style-name="T13">A . True</text:span></text:p>
      <text:p text:style-name="P24"><text:span text:style-name="T13"/></text:p>
      <text:p text:style-name="P8">24. for j in range(10):</text:p>
      <text:p text:style-name="P8"><text:s text:c="11"/>print j</text:p>
      <text:p text:style-name="P8"><text:s text:c="11"/>break</text:p>
      <text:p text:style-name="P8"><text:s text:c="5"/>print j</text:p>
      <text:p text:style-name="P8"><text:soft-page-break/><text:s text:c="4"/>what is the output for above code?</text:p>
      <text:p text:style-name="P24"><text:span text:style-name="T13">A. 0</text:span></text:p>
      <text:p text:style-name="P24"><text:span text:style-name="T13"><text:s text:c="5"/>0</text:span></text:p>
      <text:p text:style-name="P24"><text:span text:style-name="T13"/></text:p>
      <text:p text:style-name="P24"><text:span text:style-name="T13"/></text:p>
      <text:p text:style-name="P8">25. for j in range(10):</text:p>
      <text:p text:style-name="P8"><text:s text:c="11"/>if j&lt;5:</text:p>
      <text:p text:style-name="P8"><text:s text:c="15"/>continue</text:p>
      <text:p text:style-name="P8"><text:s text:c="11"/>else:</text:p>
      <text:p text:style-name="P8"><text:s text:c="18"/>break</text:p>
      <text:p text:style-name="P8"><text:s text:c="5"/>print j</text:p>
      <text:p text:style-name="P8"/>
      <text:p text:style-name="P8"><text:s text:c="4"/>what is the output for above code?</text:p>
      <text:p text:style-name="P24"><text:span text:style-name="T13">A. 5</text:span></text:p>
      <text:p text:style-name="P24"><text:span text:style-name="T13"><text:s/></text:span></text:p>
      <text:p text:style-name="P9">26. i=0</text:p>
      <text:p text:style-name="P9"><text:s text:c="6"/>while i&lt;10:</text:p>
      <text:p text:style-name="P9"><text:s text:c="11"/>print I</text:p>
      <text:p text:style-name="P9"/>
      <text:p text:style-name="P9">How many times above loop iterates?</text:p>
      <text:p text:style-name="P25"><text:span text:style-name="T13">A. Infinite loop</text:span></text:p>
      <text:p text:style-name="P25"><text:span text:style-name="T13"><text:s/></text:span></text:p>
      <text:p text:style-name="P9">27. print “12” &gt; “2”</text:p>
      <text:p text:style-name="P25"><text:span text:style-name="T13">A. False </text:span></text:p>
      <text:p text:style-name="P25"><text:span text:style-name="T13"/></text:p>
      <text:p text:style-name="P9">28. l1=[1,2,3,4]</text:p>
      <text:p text:style-name="P9"><text:s text:c="6"/>l2=[1,2,3,4]</text:p>
      <text:p text:style-name="P9"><text:s text:c="6"/>l3=l1</text:p>
      <text:p text:style-name="P9"><text:s text:c="5"/>print l1 is l3 <text:s text:c="4"/><text:span text:style-name="T13">A. True</text:span></text:p>
      <text:p text:style-name="P9"><text:s text:c="5"/>print l1 == l3 <text:s text:c="2"/><text:span text:style-name="T13">A. <text:s/>True</text:span></text:p>
      <text:p text:style-name="P9"><text:s text:c="5"/>print l1 is l2 <text:s text:c="3"/><text:span text:style-name="T13"><text:s/>A. False</text:span></text:p>
      <text:p text:style-name="P9"><text:s text:c="5"/>print l1 == l2 <text:s text:c="3"/><text:span text:style-name="T13">A. True</text:span></text:p>
      <text:p text:style-name="P9"><text:span text:style-name="T13"/></text:p>
      <text:p text:style-name="P9">29. <text:s/>write an example for tuple, list, dictionary comprehensions.</text:p>
      <text:p text:style-name="P29"><text:span text:style-name="T17">A. </text:span><text:span text:style-name="T20">tuple: No comprehensions </text:span></text:p>
      <text:p text:style-name="P29"><text:span text:style-name="T20"><text:s text:c="5"/>list : [ I for I in [1,2,3,4,5]]</text:span></text:p>
      <text:p text:style-name="P29"><text:span text:style-name="T20"/></text:p>
      <text:p text:style-name="P9">30. print “12” &gt; 30</text:p>
      <text:p text:style-name="P25"><text:span text:style-name="T13">A. Error Invalid syntax</text:span></text:p>
      <text:p text:style-name="P9"/>
      <text:p text:style-name="P9">31. l=[‘2’,’13’,’1000’]</text:p>
      <text:p text:style-name="P9"><text:s text:c="5"/>l.sort()</text:p>
      <text:p text:style-name="P9"><text:s text:c="4"/>print l</text:p>
      <text:p text:style-name="P25"><text:span text:style-name="T13">A. ['1000', '13', '2']</text:span></text:p>
      <text:p text:style-name="P9"/>
      <text:p text:style-name="P9">32. l1=[1,2,3,4]</text:p>
      <text:p text:style-name="P9"><text:s text:c="6"/>l2=l1.append(10)</text:p>
      <text:p text:style-name="P9"><text:s text:c="6"/>print l2</text:p>
      <text:p text:style-name="P25"><text:span text:style-name="T13">A . None</text:span></text:p>
      <text:p text:style-name="P9"><text:soft-page-break/></text:p>
      <text:p text:style-name="P9">33. l1.extend(10) take l1 from the 32<text:span text:style-name="T1">nd</text:span> question</text:p>
      <text:p text:style-name="P27"><text:span text:style-name="T14">A. Error.</text:span></text:p>
      <text:p text:style-name="P9"/>
      <text:p text:style-name="P9"/>
      <text:p text:style-name="P9">34. if 10&lt;20:</text:p>
      <text:p text:style-name="P9"><text:s text:c="10"/>print “10&lt;20 is true”</text:p>
      <text:p text:style-name="P9"><text:s text:c="6"/>if 10&gt;20</text:p>
      <text:p text:style-name="P9"><text:s text:c="10"/>print “10&gt;20 is true”</text:p>
      <text:p text:style-name="P9"><text:s text:c="6"/>else:</text:p>
      <text:p text:style-name="P9"><text:s text:c="10"/>print “10&gt;20 is false”</text:p>
      <text:p text:style-name="P9">output?</text:p>
      <text:p text:style-name="P28"><text:span text:style-name="T15">A. 10&lt;20 is true</text:span></text:p>
      <text:p text:style-name="P28"><text:span text:style-name="T15"><text:s text:c="5"/>10&gt;20 is false</text:span></text:p>
      <text:p text:style-name="P28"><text:span text:style-name="T15"/></text:p>
      <text:p text:style-name="P9">35. if 10&lt;20:</text:p>
      <text:p text:style-name="P9"><text:s text:c="10"/>print “10&lt;20 is true”</text:p>
      <text:p text:style-name="P9"><text:s text:c="6"/>elif 10&gt;20</text:p>
      <text:p text:style-name="P9"><text:s text:c="10"/>print “10&gt;20 is true”</text:p>
      <text:p text:style-name="P9"><text:s text:c="6"/>else:</text:p>
      <text:p text:style-name="P9"><text:s text:c="10"/>print “10&gt;20 is false</text:p>
      <text:p text:style-name="P9"/>
      <text:p text:style-name="P9">output?</text:p>
      <text:p text:style-name="P28"><text:span text:style-name="T15">A. 10&lt;20 is true</text:span></text:p>
      <text:p text:style-name="P28"><text:span text:style-name="T15"/></text:p>
      <text:p text:style-name="P10">36. i=0</text:p>
      <text:p text:style-name="P10"><text:s text:c="6"/>while i&lt;10:</text:p>
      <text:p text:style-name="P10"><text:s text:c="10"/>I = i+1</text:p>
      <text:p text:style-name="P10"><text:s text:c="10"/>if i&gt;3:</text:p>
      <text:p text:style-name="P10"><text:s text:c="14"/>break</text:p>
      <text:p text:style-name="P10"><text:s text:c="5"/>print I</text:p>
      <text:p text:style-name="P30"><text:span text:style-name="T15">A. True</text:span></text:p>
      <text:p text:style-name="P30"><text:span text:style-name="T15"/></text:p>
      <text:p text:style-name="P10">37. what is the difference between return and yield?</text:p>
      <text:p text:style-name="P32"><text:span text:style-name="T17">A. </text:span><text:span text:style-name="T21">Return sends a specified value back to its caller whereas Yield can produce a sequence of values. We should use yield when we want to iterate over a sequence, but don’t want to store the entire sequence in memory.</text:span></text:p>
      <text:p text:style-name="P31"><text:span text:style-name="T17"/></text:p>
      <text:p text:style-name="P11">38. WAP Take a string from the user and remove “aeiou” <text:span text:style-name="T4">letters from that string.</text:span></text:p>
      <text:p text:style-name="P43"><text:span text:style-name="T17">A. str = raw_input("Enter a string: ")</text:span></text:p>
      <text:p text:style-name="P43"><text:span text:style-name="T17"><text:s text:c="5"/>for char in "aeiou":</text:span></text:p>
      <text:p text:style-name="P43"><text:span text:style-name="T17"><text:s text:c="4"/><text:tab/>str = str.replace(char,'')</text:span></text:p>
      <text:p text:style-name="P43"><text:span text:style-name="T17"><text:s text:c="5"/>print str</text:span></text:p>
      <text:p text:style-name="P43"><text:span text:style-name="T17"/></text:p>
      <text:p text:style-name="P12">39. print “pYThon ProgrAm”.title()</text:p>
      <text:p text:style-name="P34"><text:span text:style-name="T15">A. Python Program</text:span></text:p>
      <text:p text:style-name="P12"/>
      <text:p text:style-name="P12">40. print “pYThon ProgrAm”.capitalize()</text:p>
      <text:p text:style-name="P34"><text:span text:style-name="T15">A. Python program</text:span></text:p>
      <text:p text:style-name="P34"><text:soft-page-break/><text:span text:style-name="T15"/></text:p>
      <text:p text:style-name="P13">41. d={1:10,1:100}</text:p>
      <text:p text:style-name="P35"><text:s text:c="6"/>print d.get(1) <text:s/><text:span text:style-name="T15">A. 100</text:span></text:p>
      <text:p text:style-name="P35"><text:s text:c="6"/>print d.get(10) <text:span text:style-name="T15">A. None</text:span></text:p>
      <text:p text:style-name="P35"><text:span text:style-name="T15"/></text:p>
      <text:p text:style-name="P13">42. Write about python memory organization with examples</text:p>
      <text:p text:style-name="P35"><text:span text:style-name="T15">A. </text:span></text:p>
      <text:p text:style-name="P13">43. What are mutable and immutable objects, give an examples</text:p>
      <text:p text:style-name="P37"><text:span text:style-name="T16">A. </text:span><text:span text:style-name="T22">Immutable can't be changed once its created</text:span></text:p>
      <text:p text:style-name="P37"><text:span text:style-name="T22"><text:s text:c="5"/>Examples: </text:span><text:span text:style-name="T23">Number, Strings,Tuples booleans</text:span></text:p>
      <text:p text:style-name="P37"><text:span text:style-name="T23"><text:s text:c="5"/>Mutable objects can be changed once its created</text:span></text:p>
      <text:p text:style-name="P37"><text:span text:style-name="T23"><text:s text:c="5"/>Examples: Dictionaries and Lists</text:span></text:p>
      <text:p text:style-name="P37"><text:span text:style-name="T23"/></text:p>
      <text:p text:style-name="P13">44. Difference between lists and tuple</text:p>
      <text:p text:style-name="P39"><text:span text:style-name="T17">A. </text:span><text:span text:style-name="T23">Lists once created can be edited, whereas tuples can't be edited once created.</text:span></text:p>
      <text:p text:style-name="P39"><text:span text:style-name="T17"/></text:p>
      <text:p text:style-name="P13">45. Difference between list and dictionary</text:p>
      <text:p text:style-name="P40"><text:span text:style-name="T17">A. </text:span><text:span text:style-name="T24">A dictionary is a key-value store. It is not ordered and it requires that the keys are hashable. It is fast for lookups by key. </text:span></text:p>
      <text:p text:style-name="P40"><text:span text:style-name="T24">A list can store a sequence of objects in a certain order such that you can index into the list, or iterate over the list. List is a mutable type meaning that lists can be modified after they have been created.</text:span></text:p>
      <text:p text:style-name="P39"><text:span text:style-name="T17"/></text:p>
      <text:p text:style-name="P13">46. What is lambda?</text:p>
      <text:p text:style-name="P40"><text:span text:style-name="T24">A. lambda is an anonymous function, functions not bound to any names</text:span></text:p>
      <text:p text:style-name="P13"/>
      <text:p text:style-name="P13">47. d={‘name’:’n1’, ‘id’:2}</text:p>
      <text:p text:style-name="P13"><text:s text:c="5"/>print d.popitem()</text:p>
      <text:p text:style-name="P37"><text:span text:style-name="T16">A. ('name', 'n1)</text:span></text:p>
      <text:p text:style-name="P37"><text:span text:style-name="T16"/></text:p>
      <text:p text:style-name="P14">48. d={‘name’:’n1’, ‘id’:2}</text:p>
      <text:p text:style-name="P14"><text:s/><text:span text:style-name="T6">print d.pop()</text:span></text:p>
      <text:p text:style-name="P37"><text:span text:style-name="T16">A. Error. Pop expects at least one argument</text:span></text:p>
      <text:p text:style-name="P14"/>
      <text:p text:style-name="P15">49. How to add sub dictionary to existing dictionary?</text:p>
      <text:p text:style-name="P42"><text:span text:style-name="T17">A. </text:span><text:span text:style-name="T25">d1.update(d2)</text:span></text:p>
      <text:p text:style-name="P42"><text:span text:style-name="T17"/></text:p>
      <text:p text:style-name="P15">50. <text:span text:style-name="T5">d={‘name’:’n1’, ‘id’:2}</text:span></text:p>
      <text:p text:style-name="P15"><text:s text:c="6"/>d1 = d</text:p>
      <text:p text:style-name="P15"><text:s text:c="7"/>d[‘id’] = 3</text:p>
      <text:p text:style-name="P15"><text:s text:c="5"/>print d1</text:p>
      <text:p text:style-name="P41"><text:span text:style-name="T16">A. {'name': 'n1', 'id':2}</text:span></text:p>
      <text:p text:style-name="P41"><text:span text:style-name="T16"><text:s/></text:span></text:p>
      <text:p text:style-name="P1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Arial" svg:font-family="Arial, 'Helvetica Neue', Helvetica, sans-serif"/>
    <style:font-face style:name="Mangal1" svg:font-family="Mangal"/>
    <style:font-face style:name="Open Sans" svg:font-family="'Open Sans', Helvetica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43:02.622000000</meta:creation-date>
    <dc:date>2017-01-22T22:48:21.28</dc:date>
    <meta:editing-duration>PT5H58M38S</meta:editing-duration>
    <meta:editing-cycles>17</meta:editing-cycles>
    <meta:generator>LibreOffice/3.6$Windows_x86 LibreOffice_project/58f22d5-270d05a-e2abed1-ea17a85-9b5702</meta:generator>
    <meta:document-statistic meta:table-count="0" meta:image-count="0" meta:object-count="0" meta:page-count="5" meta:paragraph-count="183" meta:word-count="777" meta:character-count="4763" meta:non-whitespace-character-count="3636"/>
  </office:meta>
</office:document-meta>
</file>